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20000001229ABEFD260D918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.272in" fo:margin-right="0in" fo:margin-top="0.02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.2661in" fo:margin-right="0in" fo:margin-top="0.05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.2661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.2661in" fo:margin-right="0in" fo:margin-top="0.04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.2661in" fo:margin-right="0in" fo:margin-top="0.045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.2661in" fo:margin-right="0in" fo:margin-top="0.03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.2661in" fo:margin-right="0in" fo:margin-top="0.06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.2661in" fo:margin-right="0in" fo:margin-top="0.045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.5193in" fo:margin-right="0in" fo:margin-top="0.06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5193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.5209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.0252in" fo:margin-right="0in" fo:margin-top="0.227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.5138in" fo:margin-right="0.1154in" fo:margin-top="0.0453in" fo:margin-bottom="0in" style:contextual-spacing="false" fo:line-height="106%" fo:text-align="start" style:justify-single-word="false" fo:keep-together="auto" fo:orphans="0" fo:widows="0" fo:text-indent="-0.248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.5201in" fo:margin-right="0.6283in" fo:margin-top="0.0591in" fo:margin-bottom="0in" style:contextual-spacing="false" fo:line-height="106%" fo:text-align="start" style:justify-single-word="false" fo:keep-together="auto" fo:orphans="0" fo:widows="0" fo:text-indent="-0.2543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.5134in" fo:margin-right="0.4028in" fo:margin-top="0.0591in" fo:margin-bottom="0in" style:contextual-spacing="false" fo:line-height="106%" fo:text-align="start" style:justify-single-word="false" fo:keep-together="auto" fo:orphans="0" fo:widows="0" fo:text-indent="-0.2472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.5201in" fo:margin-right="0.1417in" fo:margin-top="0in" fo:margin-bottom="0in" style:contextual-spacing="false" fo:line-height="106%" fo:text-align="start" style:justify-single-word="false" fo:keep-together="auto" fo:orphans="0" fo:widows="0" fo:text-indent="-0.2543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5181in" fo:margin-right="0.6984in" fo:margin-top="0.0591in" fo:margin-bottom="0in" style:contextual-spacing="false" fo:line-height="106%" fo:text-align="start" style:justify-single-word="false" fo:keep-together="auto" fo:orphans="0" fo:widows="0" fo:text-indent="-0.252in" style:auto-text-indent="false" fo:break-before="auto" fo:break-after="auto" fo:background-color="transparent" fo:padding="0in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6984in" fo:margin-right="0.9in" fo:margin-top="0.0591in" fo:margin-bottom="0in" style:contextual-spacing="false" fo:line-height="106%" fo:text-align="start" style:justify-single-word="false" fo:keep-together="auto" fo:orphans="0" fo:widows="0" fo:text-indent="-0.1717in" style:auto-text-indent="false" fo:break-before="auto" fo:break-after="auto" fo:background-color="transparent" fo:padding="0in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.5217in" fo:margin-right="0.0429in" fo:margin-top="0.0457in" fo:margin-bottom="0in" style:contextual-spacing="false" fo:line-height="106%" fo:text-align="start" style:justify-single-word="false" fo:keep-together="auto" fo:orphans="0" fo:widows="0" fo:text-indent="-0.4909in" style:auto-text-indent="false" fo:break-before="auto" fo:break-after="auto" fo:background-color="transparent" fo:padding="0in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.5102in" fo:margin-right="0.1016in" fo:margin-top="0.0591in" fo:margin-bottom="0in" style:contextual-spacing="false" fo:line-height="106%" fo:text-align="start" style:justify-single-word="false" fo:keep-together="auto" fo:orphans="0" fo:widows="0" fo:text-indent="-0.2445in" style:auto-text-indent="false" fo:break-before="auto" fo:break-after="auto" fo:background-color="transparent" fo:padding="0in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.0402in" fo:margin-right="1.4047in" fo:margin-top="0.211in" fo:margin-bottom="0in" style:contextual-spacing="false" fo:line-height="105%" fo:text-align="start" style:justify-single-word="false" fo:keep-together="auto" fo:orphans="0" fo:widows="0" fo:text-indent="-0.0189in" style:auto-text-indent="false" fo:break-before="auto" fo:break-after="auto" fo:background-color="transparent" fo:padding="0in" fo:border="none" style:shadow="none" fo:keep-with-next="auto" style:join-border="false"/>
    </style:style>
    <style:style style:name="P22" style:family="paragraph" style:parent-style-name="normal">
      <loext:graphic-properties draw:fill="none" draw:fill-color="#ffffff"/>
      <style:paragraph-properties fo:margin-left="0.5201in" fo:margin-right="0.3929in" fo:margin-top="0.0457in" fo:margin-bottom="0in" style:contextual-spacing="false" fo:line-height="105%" fo:text-align="start" style:justify-single-word="false" fo:keep-together="auto" fo:orphans="0" fo:widows="0" fo:text-indent="-0.2543in" style:auto-text-indent="false" fo:break-before="auto" fo:break-after="auto" fo:background-color="transparent" fo:padding="0in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.5201in" fo:margin-right="0.4862in" fo:margin-top="0.0457in" fo:margin-bottom="0in" style:contextual-spacing="false" fo:line-height="105%" fo:text-align="start" style:justify-single-word="false" fo:keep-together="auto" fo:orphans="0" fo:widows="0" fo:text-indent="-0.2543in" style:auto-text-indent="false" fo:break-before="auto" fo:break-after="auto" fo:background-color="transparent" fo:padding="0in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.5201in" fo:margin-right="0.1071in" fo:margin-top="0.0398in" fo:margin-bottom="0in" style:contextual-spacing="false" fo:line-height="105%" fo:text-align="start" style:justify-single-word="false" fo:keep-together="auto" fo:orphans="0" fo:widows="0" fo:text-indent="-0.2543in" style:auto-text-indent="false" fo:break-before="auto" fo:break-after="auto" fo:background-color="transparent" fo:padding="0in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.5083in" fo:margin-right="0.1244in" fo:margin-top="0.0429in" fo:margin-bottom="0in" style:contextual-spacing="false" fo:line-height="105%" fo:text-align="start" style:justify-single-word="false" fo:keep-together="auto" fo:orphans="0" fo:widows="0" fo:text-indent="-0.2425in" style:auto-text-indent="false" fo:break-before="auto" fo:break-after="auto" fo:background-color="transparent" fo:padding="0in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0.0201in" fo:margin-right="0.1701in" fo:margin-top="0.0283in" fo:margin-bottom="0in" style:contextual-spacing="false" fo:line-height="111%" fo:text-align="start" style:justify-single-word="false" fo:keep-together="auto" fo:orphans="0" fo:widows="0" fo:text-indent="-0.0118in" style:auto-text-indent="false" fo:break-before="auto" fo:break-after="auto" fo:background-color="transparent" fo:padding="0in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.0335in" fo:margin-right="0.0516in" fo:margin-top="0.0307in" fo:margin-bottom="0in" style:contextual-spacing="false" fo:line-height="97%" fo:text-align="start" style:justify-single-word="false" fo:keep-together="auto" fo:orphans="0" fo:widows="0" fo:text-indent="0.0016in" style:auto-text-indent="false" fo:break-before="auto" fo:break-after="auto" fo:background-color="transparent" fo:padding="0in" fo:border="none" style:shadow="none" fo:keep-with-next="auto" style:join-border="false"/>
    </style:style>
    <style:style style:name="P28" style:family="paragraph" style:parent-style-name="normal">
      <loext:graphic-properties draw:fill="none" draw:fill-color="#ffffff"/>
      <style:paragraph-properties fo:margin-left="0.0283in" fo:margin-right="0.5819in" fo:margin-top="0.2071in" fo:margin-bottom="0in" style:contextual-spacing="false" fo:line-height="190%" fo:text-align="start" style:justify-single-word="false" fo:keep-together="auto" fo:orphans="0" fo:widows="0" fo:text-indent="0.0063in" style:auto-text-indent="false" fo:break-before="auto" fo:break-after="auto" fo:background-color="transparent" fo:padding="0in" fo:border="none" style:shadow="none" fo:keep-with-next="auto" style:join-border="false"/>
    </style:style>
    <style:style style:name="P29" style:family="paragraph" style:parent-style-name="normal">
      <loext:graphic-properties draw:fill="none" draw:fill-color="#ffffff"/>
      <style:paragraph-properties fo:margin-left="0.2661in" fo:margin-right="0.0937in" fo:margin-top="0in" fo:margin-bottom="0in" style:contextual-spacing="false" fo:line-height="109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30" style:family="paragraph" style:parent-style-name="normal">
      <loext:graphic-properties draw:fill="none" draw:fill-color="#ffffff"/>
      <style:paragraph-properties fo:margin-left="0.5102in" fo:margin-right="0.2898in" fo:margin-top="0.0472in" fo:margin-bottom="0in" style:contextual-spacing="false" fo:line-height="108%" fo:text-align="start" style:justify-single-word="false" fo:keep-together="auto" fo:orphans="0" fo:widows="0" fo:text-indent="-0.2437in" style:auto-text-indent="false" fo:break-before="auto" fo:break-after="auto" fo:background-color="transparent" fo:padding="0in" fo:border="none" style:shadow="none" fo:keep-with-next="auto" style:join-border="false"/>
    </style:style>
    <style:style style:name="P31" style:family="paragraph" style:parent-style-name="normal" style:master-page-name="Standard">
      <loext:graphic-properties draw:fill="none" draw:fill-color="#ffffff"/>
      <style:paragraph-properties fo:margin-left="0.0256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5.5pt" fo:font-style="normal" style:text-underline-style="none" fo:font-weight="bold" fo:background-color="transparent" style:font-name-asian="Calibri1" style:font-size-asian="15.5pt" style:font-style-asian="normal" style:font-weight-asian="bold" style:font-name-complex="Calibri1" style:font-size-complex="15.5pt"/>
    </style:style>
    <style:style style:name="P32" style:family="paragraph" style:parent-style-name="normal">
      <loext:graphic-properties draw:fill="none" draw:fill-color="#ffffff"/>
      <style:paragraph-properties fo:margin-left="0.272in" fo:margin-right="0in" fo:margin-top="0.199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3" style:family="paragraph" style:parent-style-name="normal">
      <loext:graphic-properties draw:fill="none" draw:fill-color="#ffffff"/>
      <style:paragraph-properties fo:margin-left="0.272in" fo:margin-right="0in" fo:margin-top="0.028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4" style:family="paragraph" style:parent-style-name="normal">
      <loext:graphic-properties draw:fill="none" draw:fill-color="#ffffff"/>
      <style:paragraph-properties fo:margin-left="0.2665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5" style:family="paragraph" style:parent-style-name="normal">
      <loext:graphic-properties draw:fill="none" draw:fill-color="#ffffff"/>
      <style:paragraph-properties fo:margin-left="0.2654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6" style:family="paragraph" style:parent-style-name="normal">
      <loext:graphic-properties draw:fill="none" draw:fill-color="#ffffff"/>
      <style:paragraph-properties fo:margin-left="0.2598in" fo:margin-right="0in" fo:margin-top="0.060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7" style:family="paragraph" style:parent-style-name="normal">
      <loext:graphic-properties draw:fill="none" draw:fill-color="#ffffff"/>
      <style:paragraph-properties fo:margin-left="0.5354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8" style:family="paragraph" style:parent-style-name="normal">
      <loext:graphic-properties draw:fill="none" draw:fill-color="#ffffff"/>
      <style:paragraph-properties fo:margin-left="0.5299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39" style:family="paragraph" style:parent-style-name="normal">
      <loext:graphic-properties draw:fill="none" draw:fill-color="#ffffff"/>
      <style:paragraph-properties fo:margin-left="0.5283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0" style:family="paragraph" style:parent-style-name="normal">
      <loext:graphic-properties draw:fill="none" draw:fill-color="#ffffff"/>
      <style:paragraph-properties fo:margin-left="0.5236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1" style:family="paragraph" style:parent-style-name="normal">
      <loext:graphic-properties draw:fill="none" draw:fill-color="#ffffff"/>
      <style:paragraph-properties fo:margin-left="0.2646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2" style:family="paragraph" style:parent-style-name="normal">
      <loext:graphic-properties draw:fill="none" draw:fill-color="#ffffff"/>
      <style:paragraph-properties fo:margin-left="0.2634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3" style:family="paragraph" style:parent-style-name="normal">
      <loext:graphic-properties draw:fill="none" draw:fill-color="#ffffff"/>
      <style:paragraph-properties fo:margin-left="0.2634in" fo:margin-right="0in" fo:margin-top="0.01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4" style:family="paragraph" style:parent-style-name="normal">
      <loext:graphic-properties draw:fill="none" draw:fill-color="#ffffff"/>
      <style:paragraph-properties fo:margin-left="0.0354in" fo:margin-right="0in" fo:margin-top="0.263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5" style:family="paragraph" style:parent-style-name="normal">
      <loext:graphic-properties draw:fill="none" draw:fill-color="#ffffff"/>
      <style:paragraph-properties fo:margin-left="0.0354in" fo:margin-right="0in" fo:margin-top="0.195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6" style:family="paragraph" style:parent-style-name="normal">
      <loext:graphic-properties draw:fill="none" draw:fill-color="#ffffff"/>
      <style:paragraph-properties fo:margin-left="0.5283in" fo:margin-right="0.6917in" fo:margin-top="0.0591in" fo:margin-bottom="0in" style:contextual-spacing="false" fo:line-height="122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7" style:family="paragraph" style:parent-style-name="normal">
      <loext:graphic-properties draw:fill="none" draw:fill-color="#ffffff"/>
      <style:paragraph-properties fo:margin-left="0.0339in" fo:margin-right="0.6654in" fo:margin-top="0.0283in" fo:margin-bottom="0in" style:contextual-spacing="false" fo:line-height="106%" fo:text-align="start" style:justify-single-word="false" fo:keep-together="auto" fo:orphans="0" fo:widows="0" fo:text-indent="-0.006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8" style:family="paragraph" style:parent-style-name="normal">
      <loext:graphic-properties draw:fill="none" draw:fill-color="#ffffff"/>
      <style:paragraph-properties fo:margin-left="0.0382in" fo:margin-right="0.1654in" fo:margin-top="0.0283in" fo:margin-bottom="0in" style:contextual-spacing="false" fo:line-height="106%" fo:text-align="start" style:justify-single-word="false" fo:keep-together="auto" fo:orphans="0" fo:widows="0" fo:text-indent="-0.017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49" style:family="paragraph" style:parent-style-name="normal">
      <loext:graphic-properties draw:fill="none" draw:fill-color="#ffffff"/>
      <style:paragraph-properties fo:margin-left="0.0283in" fo:margin-right="0.0339in" fo:margin-top="0.0307in" fo:margin-bottom="0in" style:contextual-spacing="false" fo:line-height="106%" fo:text-align="start" style:justify-single-word="false" fo:keep-together="auto" fo:orphans="0" fo:widows="0" fo:text-indent="-0.008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0" style:family="paragraph" style:parent-style-name="normal">
      <loext:graphic-properties draw:fill="none" draw:fill-color="#ffffff"/>
      <style:paragraph-properties fo:margin-left="0.0307in" fo:margin-right="0.1075in" fo:margin-top="0.0307in" fo:margin-bottom="0in" style:contextual-spacing="false" fo:line-height="106%" fo:text-align="start" style:justify-single-word="false" fo:keep-together="auto" fo:orphans="0" fo:widows="0" fo:text-indent="0.004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1" style:family="paragraph" style:parent-style-name="normal">
      <loext:graphic-properties draw:fill="none" draw:fill-color="#ffffff"/>
      <style:paragraph-properties fo:margin-left="0.5154in" fo:margin-right="0.1346in" fo:margin-top="0.3402in" fo:margin-bottom="0in" style:contextual-spacing="false" fo:line-height="106%" fo:text-align="start" style:justify-single-word="false" fo:keep-together="auto" fo:orphans="0" fo:widows="0" fo:text-indent="-0.4799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2" style:family="paragraph" style:parent-style-name="normal">
      <loext:graphic-properties draw:fill="none" draw:fill-color="#ffffff"/>
      <style:paragraph-properties fo:margin-left="0.0283in" fo:margin-right="0.2445in" fo:margin-top="0.0307in" fo:margin-bottom="0in" style:contextual-spacing="false" fo:line-height="106%" fo:text-align="start" style:justify-single-word="false" fo:keep-together="auto" fo:orphans="0" fo:widows="0" fo:text-indent="-0.0071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3" style:family="paragraph" style:parent-style-name="normal">
      <loext:graphic-properties draw:fill="none" draw:fill-color="#ffffff"/>
      <style:paragraph-properties fo:margin-left="0.022in" fo:margin-right="0in" fo:margin-top="0.0189in" fo:margin-bottom="0in" style:contextual-spacing="false" fo:line-height="95%" fo:text-align="justify" style:justify-single-word="false" fo:keep-together="auto" fo:orphans="0" fo:widows="0" fo:text-indent="0.0035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4" style:family="paragraph" style:parent-style-name="normal">
      <loext:graphic-properties draw:fill="none" draw:fill-color="#ffffff"/>
      <style:paragraph-properties fo:margin-left="0.0402in" fo:margin-right="0.4492in" fo:margin-top="0.0307in" fo:margin-bottom="0in" style:contextual-spacing="false" fo:line-height="105%" fo:text-align="start" style:justify-single-word="false" fo:keep-together="auto" fo:orphans="0" fo:widows="0" fo:text-indent="-0.019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5" style:family="paragraph" style:parent-style-name="normal">
      <loext:graphic-properties draw:fill="none" draw:fill-color="#ffffff"/>
      <style:paragraph-properties fo:margin-left="0.5161in" fo:margin-right="0.5346in" fo:margin-top="0.2291in" fo:margin-bottom="0in" style:contextual-spacing="false" fo:line-height="105%" fo:text-align="start" style:justify-single-word="false" fo:keep-together="auto" fo:orphans="0" fo:widows="0" fo:text-indent="-0.4917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6" style:family="paragraph" style:parent-style-name="normal">
      <loext:graphic-properties draw:fill="none" draw:fill-color="#ffffff"/>
      <style:paragraph-properties fo:margin-left="0.5209in" fo:margin-right="0.9516in" fo:margin-top="0.2409in" fo:margin-bottom="0in" style:contextual-spacing="false" fo:line-height="114%" fo:text-align="start" style:justify-single-word="false" fo:keep-together="auto" fo:orphans="0" fo:widows="0" fo:text-indent="-0.4917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7" style:family="paragraph" style:parent-style-name="normal">
      <loext:graphic-properties draw:fill="none" draw:fill-color="#ffffff"/>
      <style:paragraph-properties fo:margin-left="0.0339in" fo:margin-right="0.1953in" fo:margin-top="0.2654in" fo:margin-bottom="0in" style:contextual-spacing="false" fo:line-height="190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style:font-name-asian="Calibri1" style:font-size-asian="14pt" style:font-style-asian="normal" style:font-weight-asian="normal" style:font-name-complex="Calibri1" style:font-size-complex="14pt"/>
    </style:style>
    <style:style style:name="P58" style:family="paragraph" style:parent-style-name="normal">
      <loext:graphic-properties draw:fill="none" draw:fill-color="#ffffff"/>
      <style:paragraph-properties fo:margin-left="0in" fo:margin-right="0in" fo:margin-top="0.43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59" style:family="paragraph" style:parent-style-name="normal">
      <loext:graphic-properties draw:fill="none" draw:fill-color="#ffffff"/>
      <style:paragraph-properties fo:margin-left="0in" fo:margin-right="0in" fo:margin-top="0.215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0" style:family="paragraph" style:parent-style-name="normal">
      <loext:graphic-properties draw:fill="none" draw:fill-color="#ffffff"/>
      <style:paragraph-properties fo:margin-left="0in" fo:margin-right="0in" fo:margin-top="0.2134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1" style:family="paragraph" style:parent-style-name="normal">
      <loext:graphic-properties draw:fill="none" draw:fill-color="#ffffff"/>
      <style:paragraph-properties fo:margin-left="0.000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2" style:family="paragraph" style:parent-style-name="normal">
      <loext:graphic-properties draw:fill="none" draw:fill-color="#ffffff"/>
      <style:paragraph-properties fo:margin-left="0.0118in" fo:margin-right="0in" fo:margin-top="0.025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3" style:family="paragraph" style:parent-style-name="normal">
      <loext:graphic-properties draw:fill="none" draw:fill-color="#ffffff"/>
      <style:paragraph-properties fo:margin-left="0.0118in" fo:margin-right="0in" fo:margin-top="0.204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4" style:family="paragraph" style:parent-style-name="normal">
      <loext:graphic-properties draw:fill="none" draw:fill-color="#ffffff"/>
      <style:paragraph-properties fo:margin-left="0.0118in" fo:margin-right="0in" fo:margin-top="0.2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5" style:family="paragraph" style:parent-style-name="normal">
      <loext:graphic-properties draw:fill="none" draw:fill-color="#ffffff"/>
      <style:paragraph-properties fo:margin-left="0.0118in" fo:margin-right="0in" fo:margin-top="0.213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6" style:family="paragraph" style:parent-style-name="normal">
      <loext:graphic-properties draw:fill="none" draw:fill-color="#ffffff"/>
      <style:paragraph-properties fo:margin-left="0.0118in" fo:margin-right="0in" fo:margin-top="0.059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7" style:family="paragraph" style:parent-style-name="normal">
      <loext:graphic-properties draw:fill="none" draw:fill-color="#ffffff"/>
      <style:paragraph-properties fo:margin-left="0.0118in" fo:margin-right="0in" fo:margin-top="0.2209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8" style:family="paragraph" style:parent-style-name="normal">
      <loext:graphic-properties draw:fill="none" draw:fill-color="#ffffff"/>
      <style:paragraph-properties fo:margin-left="0.0028in" fo:margin-right="0in" fo:margin-top="0.222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style:font-name-asian="Calibri1" style:font-size-asian="14pt" style:font-style-asian="normal" style:font-weight-asian="bold" style:font-name-complex="Calibri1" style:font-size-complex="14pt"/>
    </style:style>
    <style:style style:name="P69" style:family="paragraph" style:parent-style-name="normal">
      <loext:graphic-properties draw:fill="none" draw:fill-color="#ffffff"/>
      <style:paragraph-properties fo:margin-left="0in" fo:margin-right="0in" fo:margin-top="0.0575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libri" fo:font-size="15pt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normal" fo:background-color="transparent" loext:char-shading-value="0" style:font-name-asian="Calibri1" style:font-size-asian="14pt" style:font-style-asian="normal" style:font-weight-asian="normal" style:font-name-complex="Calibri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fo:background-color="transparent" loext:char-shading-value="0" style:font-name-asian="Calibri1" style:font-size-asian="14pt" style:font-style-asian="normal" style:font-weight-asian="bold" style:font-name-complex="Calibri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italic" style:text-underline-style="none" fo:font-weight="normal" fo:background-color="transparent" loext:char-shading-value="0" style:font-name-asian="Calibri1" style:font-size-asian="14pt" style:font-style-asian="italic" style:font-weight-asian="normal" style:font-name-complex="Calibri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italic" style:text-underline-style="none" fo:font-weight="bold" fo:background-color="transparent" loext:char-shading-value="0" style:font-name-asian="Calibri1" style:font-size-asian="12pt" style:font-style-asian="italic" style:font-weight-asian="bold" style:font-name-complex="Calibri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1" style:font-size-asian="14pt" style:font-style-asian="normal" style:font-weight-asian="normal" style:font-name-complex="Arial1" style:font-size-complex="14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tructure of a Project Proposal </text:p>
      <text:p text:style-name="P32">1. Cover page <text:s/></text:p>
      <text:p text:style-name="P34">2. Title page <text:s/></text:p>
      <text:p text:style-name="P35">3. Approval page <text:s/></text:p>
      <text:p text:style-name="P36">4. Abstract <text:s/></text:p>
      <text:p text:style-name="P35">5. Table of Contents <text:s/></text:p>
      <text:p text:style-name="P35">6. Introduction <text:s/></text:p>
      <text:p text:style-name="P37">1. Background <text:s/></text:p>
      <text:p text:style-name="P38">2. Problem Statement <text:s/></text:p>
      <text:p text:style-name="P39">3. Objectives <text:s/></text:p>
      <text:p text:style-name="P40">4. Implication <text:s/></text:p>
      <text:p text:style-name="P41">7. Literature review <text:s/></text:p>
      <text:p text:style-name="P42">8. Tools and Methodology <text:s/></text:p>
      <text:p text:style-name="P37">1. Required tools <text:s/></text:p>
      <text:p text:style-name="P46">2. Designs [UML Diagrams/DFD, ER Diagram, Flowcharts (on necessary)] <text:s/>3. Algorithm or approach used <text:s/></text:p>
      <text:p text:style-name="P43">9. Expected Outcome </text:p>
      <text:p text:style-name="P33">10.Time line chart <text:s/></text:p>
      <text:p text:style-name="P33">11.Bibliography <text:s/></text:p>
      <text:p text:style-name="P1"><text:span text:style-name="T1">12. </text:span><text:span text:style-name="T6">Appendices</text:span><text:span text:style-name="T1"> </text:span></text:p>
      <text:p text:style-name="P58">Title page <text:s/></text:p>
      <text:p text:style-name="P47">Contains short, descriptive title of the proposed project (should be fairly self explanatory), author, institution, department, research supervisor, supervisor's <text:s/>institution, and date of submission. <text:s/></text:p>
      <text:p text:style-name="P21"><text:span text:style-name="T2">Approval Page </text:span><text:span text:style-name="T1">Contains the approval certificate to start the proposed <text:s/>project. <text:s/></text:span></text:p>
      <text:p text:style-name="P59">Table of contents <text:s/></text:p>
      <text:p text:style-name="P2"><text:span text:style-name="T5">• </text:span><text:span text:style-name="T1">List all headings and subheadings with page numbers. <text:s/></text:span></text:p>
      <text:p text:style-name="P3"><text:soft-page-break/><text:span text:style-name="T5">• </text:span><text:span text:style-name="T1">Indent subheadings. </text:span></text:p>
      <text:p text:style-name="P61">Abstract <text:s/></text:p>
      <text:p text:style-name="P53">Single paragraph(normally not more than half a page), and concise(no ambiguous words/ <text:s/>phrases) and consistent with the contents in the following report. An abstract should <text:s/>independently convey its message, and should not depend on any other part of the <text:s/>report. Target is summarizing results NOT background, if extremely necessary then put <text:s/>1 ( or 2 ) line for background description. Informs the readers with a quick identification <text:s/>of the basic content for your work. Include 1(or 2) lines describing the rationale behind <text:s/>your work, problem and approach to problem solving, methodology, apposite results &amp; <text:s/>findings, and significant conclusions). <text:s/></text:p>
      <text:p text:style-name="P62">Introduction <text:s/></text:p>
      <text:p text:style-name="P48">This section sets the context for your proposed project and must capture the reader's <text:s/>interest. <text:s/></text:p>
      <text:p text:style-name="P13"><text:span text:style-name="T5">• </text:span><text:span text:style-name="T1">Explain the background of your study starting from a broad picture narrowing in <text:s/>on your proposed project. <text:s/></text:span></text:p>
      <text:p text:style-name="P22"><text:span text:style-name="T5">• </text:span><text:span text:style-name="T1">Review what is known about your project topic as far as it is relevant to your <text:s/>project. <text:s/></text:span></text:p>
      <text:p text:style-name="P4"><text:span text:style-name="T5">• </text:span><text:span text:style-name="T1">Cite relevant references. <text:s/></text:span></text:p>
      <text:p text:style-name="P14"><text:span text:style-name="T5">• </text:span><text:span text:style-name="T1">The introduction should be at a level that makes it easy to understand for <text:s/>readers with a general background. <text:s/></text:span></text:p>
      <text:p text:style-name="P63">Problem statement <text:s/></text:p>
      <text:p text:style-name="P3"><text:span text:style-name="T5">• </text:span><text:span text:style-name="T1">In a couple of sentences, state your project problem. <text:s/></text:span></text:p>
      <text:p text:style-name="P15"><text:span text:style-name="T5">• </text:span><text:span text:style-name="T1">This statement can take the form of a hypothesis, research question, project <text:s/>statement or goal statement. <text:s/></text:span></text:p>
      <text:p text:style-name="P23"><text:span text:style-name="T5">• </text:span><text:span text:style-name="T1">The problem statement should capture the essence (core) of your intended <text:s/>project and also help to put boundaries around it. <text:s/></text:span></text:p>
      <text:p text:style-name="P64">Project Objectives <text:s/></text:p>
      <text:p text:style-name="P54">There are often additional reasons for conducting a project and many projects are <text:s/>multifaceted. This section is the place to identify the intended goals. <text:s/></text:p>
      <text:p text:style-name="P65"><text:soft-page-break/>Implications <text:s/></text:p>
      <text:p text:style-name="P49">This should be a statement (not more than one page) of why it is important to <text:s/>undertake this research, in terms of the field of study involved and anticipated benefits <text:s/>to the wider community. What is the potential of the research to produce knowledge <text:s/>for some useful application? This section is linked to the background. </text:p>
      <text:p text:style-name="P16"><text:span text:style-name="T5">• </text:span><text:span text:style-name="T1">What new knowledge will the proposed project produce that we do not already <text:s/>know? <text:s/></text:span></text:p>
      <text:p text:style-name="P5"><text:span text:style-name="T5">• </text:span><text:span text:style-name="T1">Why is it worth knowing, what are the major implications? <text:s/></text:span></text:p>
      <text:p text:style-name="P66">Literature Review <text:s/></text:p>
      <text:p text:style-name="P50">In your proposal, you should discuss and review the previous works that are related to <text:s/>and similar to your project since you might not be the first one to do the project. This <text:s/>will help to narrow down your proposed problem which you are going to solve. <text:s/></text:p>
      <text:p text:style-name="P60">Tools and Methodology <text:s/></text:p>
      <text:p text:style-name="P26"><text:span text:style-name="T1">This section contains an overall description of your approach, materials (For example, <text:s/>Software tools and any other resources used to resolve the proposed problem fall in <text:s/>materials), and procedures. In this section, answer the questions such as: <text:s/></text:span><text:span text:style-name="T5">• </text:span><text:span text:style-name="T1">What methods will be used? <text:s/></text:span></text:p>
      <text:p text:style-name="P6"><text:span text:style-name="T5">• </text:span><text:span text:style-name="T1">How will data be collected and analyzed? <text:s/></text:span></text:p>
      <text:p text:style-name="P3"><text:span text:style-name="T5">• </text:span><text:span text:style-name="T1">What will be the assumptions made? <text:s/></text:span></text:p>
      <text:p text:style-name="P3"><text:span text:style-name="T5">• </text:span><text:span text:style-name="T1">What materials will be used? <text:s/></text:span></text:p>
      <text:p text:style-name="P68">Work plan including time table <text:s/></text:p>
      <text:p text:style-name="P27"><text:span text:style-name="T1">Provide a Gantt chart showing the time intervals over which specific tasks will occur, <text:s/>and when milestones will be reached. Simple Gantt charts are easily created using <text:s/>Excel. Describe in detail what you plan to do until completion of your research/project </text:span><draw:frame draw:style-name="fr1" draw:name="image1.png" text:anchor-type="as-char" svg:width="0.2535in" svg:height="0.2583in" draw:z-index="0"><draw:image xlink:href="Pictures/10000001000000120000001229ABEFD260D9186C.png" xlink:type="simple" xlink:show="embed" xlink:actuate="onLoad" draw:mime-type="image/png"/></draw:frame><text:span text:style-name="T1"><text:s/>. <text:s/></text:span></text:p>
      <text:p text:style-name="P7"><text:span text:style-name="T5">• </text:span><text:span text:style-name="T1">List the stages of your project in a table format. <text:s/></text:span></text:p>
      <text:p text:style-name="P17"><text:span text:style-name="T5">• </text:span><text:span text:style-name="T1">Indicate deadlines you have set for completing each stage of the project, <text:s/>including any work you have already completed. <text:s/></text:span></text:p>
      <text:p text:style-name="P8"><text:span text:style-name="T5">• </text:span><text:span text:style-name="T1">Discuss any particular challenges that need to be overcome <text:s/></text:span></text:p>
      <text:p text:style-name="P67"><text:soft-page-break/>Bibliography <text:s/></text:p>
      <text:p text:style-name="P9"><text:span text:style-name="T5">• </text:span><text:span text:style-name="T1">Cite all ideas, concepts, text, data that are not your own. <text:s/></text:span></text:p>
      <text:p text:style-name="P10"><text:span text:style-name="T5">• </text:span><text:span text:style-name="T1">All references cited in the text must be listed. <text:s/></text:span></text:p>
      <text:p text:style-name="P10"><text:span text:style-name="T5">• </text:span><text:span text:style-name="T1">Use the author-date format to cite a reference. </text:span><text:span text:style-name="T4">Author Date Format: </text:span></text:p>
      <text:p text:style-name="P51">1. Cite single-author references by the surname of the author (followed by date of <text:s/>the publication in parenthesis) </text:p>
      <text:p text:style-name="P11"><text:span text:style-name="T1">a. ... According to </text:span><text:span text:style-name="T2">Sharma (1994) </text:span></text:p>
      <text:p text:style-name="P18"><text:span text:style-name="T1">b. ... Population growth is one of the greatest environmental concerns <text:s/>facingfuture generations </text:span><text:span text:style-name="T2">(Sharma, 1994). </text:span></text:p>
      <text:p text:style-name="P19"><text:span text:style-name="T1">2. Cite double-author references by the surnames of both authors (followed by <text:s/>date of the publication in parenthesis/project ) a. ... </text:span><text:span text:style-name="T2">Sharma and Tiwari (1994) </text:span><text:span text:style-name="T1">b. <text:s/>Cite more than double-author references by the surname of the first author <text:s/>followed by </text:span><text:span text:style-name="T2">et al. </text:span><text:span text:style-name="T1">and then the date of the publication. For example, Sharma, <text:s/>Sanjay and Tiwari would be: </text:span><text:span text:style-name="T2">Sharma et al. (1994) </text:span></text:p>
      <text:p text:style-name="P56">3. Cite newspaper articles using the newspaper name and date. <text:s/>a. ... this problem was also recently discussed in the press (Himalayan <text:s/>Times,1/15/00) <text:s/></text:p>
      <text:p text:style-name="P55">4. List all references cited in the text in alphabetical order using the following <text:s/>format for different types of material: <text:s/></text:p>
      <text:p text:style-name="P28"><text:span text:style-name="T1">Hunt, S. (1966) Carbohydrate and amino acid composition of the egg capsules of <text:s/>the whelk. </text:span><text:span text:style-name="T3">Nature</text:span><text:span text:style-name="T1">, 210, 436-437. <text:s/></text:span></text:p>
      <text:p text:style-name="P57">National Oceanic and Atmospheric Administration (1997) Commonly asked questions <text:s/>about ozone. http://www.noaa.gov/public-affairs/grounders/ozo1.html, 9/27/97. <text:s/></text:p>
      <text:p text:style-name="P44"><text:soft-page-break/>Pfirman, S.L., M. Stute, H.J. Simpson, and J. Hays (1996) Undergraduate research at <text:s/></text:p>
      <text:p text:style-name="P12"><text:span text:style-name="T1">Barnard and Columbia, </text:span><text:span text:style-name="T3">Journal of Research</text:span><text:span text:style-name="T1">, 11, 213-214. <text:s/></text:span></text:p>
      <text:p text:style-name="P69">Some Important Tips </text:p>
      <text:p text:style-name="P45">Here listed are some important tips that might be handy. <text:s/></text:p>
      <text:p text:style-name="P52">Your language must be very simple with very simple words so that anyone related to <text:s/>your field could easily understand your idea that you are writing in your proposal. <text:s/>Besides, it will be better to draw diagrams that explain your idea in pictorial forms. I <text:s/>hope you will be careful to the following points to improve your proposal writing: </text:p>
      <text:p text:style-name="P29"><text:span text:style-name="T5">• </text:span><text:span text:style-name="T1">Pictures say more than a thousand words. So use a well chosen and well labeled <text:s/>figure that can reduce text length, and improve proposal clarity. <text:s/></text:span><text:span text:style-name="T5">• </text:span><text:span text:style-name="T1">The whole process of making a drawing is important for two reasons. First, it <text:s/>clarifies your thinking. If you don’t understand the process, you can’t draw it. <text:s/>Second, good drawings are very valuable. Other researcher will understand your <text:s/>paper better if you can make a drawing of your ideas. <text:s/></text:span></text:p>
      <text:p text:style-name="P24"><text:span text:style-name="T5">• </text:span><text:span text:style-name="T1">Use correct grammar and spelling; otherwise it distracts from the content of the <text:s/>proposal. <text:s/></text:span></text:p>
      <text:p text:style-name="P30"><text:span text:style-name="T5">• </text:span><text:span text:style-name="T1">If your sentences seem too long, make two or three sentences instead of one. <text:s/>Try to write the same way that you speak when you are explaining a concept. <text:s/>Most people speak more clearly than they write. <text:s/></text:span></text:p>
      <text:p text:style-name="P25"><text:span text:style-name="T5">• </text:span><text:span text:style-name="T1">You should have read your proposal over at least 5 times before submitting it to <text:s/>the concerned department. <text:s/></text:span></text:p>
      <text:p text:style-name="P4"><text:span text:style-name="T5">• </text:span><text:span text:style-name="T1">Simple wording is generally better. <text:s/></text:span></text:p>
      <text:p text:style-name="P20"><text:span text:style-name="T5">• </text:span><text:span text:style-name="T1">If you get comments from others that seem completely irrelevant to you, your <text:s/>paper is not written clearly enough. Never use a complex word if a simpler word <text:s/>will do the sam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34in" fo:margin-bottom="1.3134in" fo:margin-left="0.7693in" fo:margin-right="0.7457in" style:writing-mode="lr-tb" style:layout-grid-color="#c0c0c0" style:layout-grid-lines="2253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0" meta:image-count="1" meta:object-count="0" meta:page-count="5" meta:paragraph-count="78" meta:word-count="1142" meta:character-count="7174" meta:non-whitespace-character-count="5912"/>
  </office:meta>
</office:document-meta>
</file>